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/>
    </style:style>
    <style:style style:name="gr2" style:family="graphic" style:parent-style-name="standard">
      <style:graphic-properties draw:fill="solid" draw:fill-color="#ccffff" draw:textarea-vertical-align="middle"/>
    </style:style>
    <style:style style:name="gr3" style:family="graphic" style:parent-style-name="standard">
      <style:graphic-properties draw:fill="solid" draw:fill-color="#ffffcc" draw:textarea-vertical-align="middle"/>
    </style:style>
    <style:style style:name="gr4" style:family="graphic" style:parent-style-name="standard">
      <style:graphic-properties draw:stroke="dash" draw:stroke-dash="Fine_20_Dashed_20__28_var_29_" draw:fill="solid" draw:fill-color="#ffffcc" draw:opacity="50%" draw:textarea-vertical-align="middle"/>
    </style:style>
    <style:style style:name="gr5" style:family="graphic" style:parent-style-name="standard">
      <style:graphic-properties draw:stroke="solid" svg:stroke-width="0.212cm" svg:stroke-color="#000000" draw:marker-start="Square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fill-color="#ffcc99" draw:textarea-vertical-align="middle"/>
    </style:style>
    <style:style style:name="gr7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3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1.463cm" svg:height="9.017cm" svg:x="4.556cm" svg:y="1.601cm">
          <text:p text:style-name="P1"><text:span text:style-name="T1">BROWSER</text:span></text:p>
        </draw:rect>
        <draw:rect draw:style-name="gr2" draw:text-style-name="P3" xml:id="id3" draw:id="id3" draw:layer="layout" svg:width="6.684cm" svg:height="2.87cm" draw:transform="skewX (-0.0006981317007976) rotate (-1.57166899142178) translate (7.857cm 2.904cm)">
          <text:p text:style-name="P1"><text:span text:style-name="T2">DOM</text:span></text:p>
        </draw:rect>
        <draw:rect draw:style-name="gr3" draw:text-style-name="P5" draw:layer="layout" svg:width="6.872cm" svg:height="2.871cm" draw:transform="skewX (-0.0006981317007976) rotate (-1.57166899142178) translate (15.495cm 2.904cm)">
          <text:p text:style-name="P4"><text:span text:style-name="T3">PASSIVE</text:span></text:p>
          <text:p text:style-name="P4"><text:span text:style-name="T3">VIEW</text:span></text:p>
        </draw:rect>
        <draw:rect draw:style-name="gr4" draw:text-style-name="P5" xml:id="id1" draw:id="id1" draw:layer="layout" svg:width="6.872cm" svg:height="5.091cm" draw:transform="skewX (-0.0012217304763958) rotate (-1.57219259019738) translate (25.49cm 2.822cm)">
          <text:p text:style-name="P4"><text:span text:style-name="T3">UI</text:span></text:p>
          <text:p text:style-name="P4"><text:span text:style-name="T3">“</text:span><text:span text:style-name="T3">CONTROL”</text:span></text:p>
          <text:p text:style-name="P4"><text:span text:style-name="T3">SPY</text:span></text:p>
        </draw:rect>
        <draw:line draw:style-name="gr5" draw:text-style-name="P1" draw:layer="layout" svg:x1="7.828cm" svg:y1="6.147cm" svg:x2="12.685cm" svg:y2="6.147cm">
          <text:p text:style-name="P1">DOM EVENTS</text:p>
          <text:p text:style-name="P1"/>
          <text:p text:style-name="P1"/>
        </draw:line>
        <draw:line draw:style-name="gr5" draw:text-style-name="P1" draw:layer="layout" svg:x1="15.562cm" svg:y1="6.228cm" svg:x2="20.419cm" svg:y2="6.228cm">
          <text:p text:style-name="P1">USER</text:p>
          <text:p text:style-name="P1">GESTURES</text:p>
          <text:p text:style-name="P1"/>
          <text:p text:style-name="P1"/>
          <text:p text:style-name="P1"/>
        </draw:line>
        <draw:rect draw:style-name="gr1" draw:text-style-name="P2" draw:layer="layout" svg:width="12.416cm" svg:height="5.461cm" svg:x="8.904cm" svg:y="13.409cm">
          <text:p text:style-name="P1"><text:span text:style-name="T1">NODEJS</text:span></text:p>
        </draw:rect>
        <draw:rect draw:style-name="gr6" draw:text-style-name="P5" xml:id="id2" draw:id="id2" draw:layer="layout" svg:width="8.255cm" svg:height="2.667cm" svg:x="10.941cm" svg:y="15.109cm">
          <text:p text:style-name="P5"><text:span text:style-name="T3">TESTS</text:span></text:p>
        </draw:rect>
        <draw:connector draw:style-name="gr7" draw:text-style-name="P1" draw:layer="layout" svg:x1="22.935cm" svg:y1="9.693cm" svg:x2="19.196cm" svg:y2="16.442cm" draw:start-shape="id1" draw:start-glue-point="1" draw:end-shape="id2" draw:end-glue-point="1" svg:d="M22935 9693v6749h-3739">
          <text:p/>
        </draw:connector>
        <draw:connector draw:style-name="gr7" draw:text-style-name="P1" draw:layer="layout" svg:x1="10.941cm" svg:y1="16.442cm" svg:x2="6.416cm" svg:y2="9.588cm" draw:start-shape="id2" draw:start-glue-point="3" draw:end-shape="id3" draw:end-glue-point="1" svg:d="M10941 16442h-4525v-6854">
          <text:p/>
        </draw:connector>
        <draw:frame draw:style-name="gr8" draw:text-style-name="P6" draw:layer="layout" svg:width="7.271cm" svg:height="2.857cm" draw:transform="rotate (1.56398954271182) translate (3.616cm 18.014cm)">
          <draw:text-box>
            <text:p text:style-name="P1"><text:span text:style-name="T4">ACT</text:span></text:p>
            <text:p text:style-name="P1"><text:span text:style-name="T4">SEND SYNTHETIC</text:span></text:p>
            <text:p text:style-name="P1"><text:span text:style-name="T4">EVENTS</text:span></text:p>
          </draw:text-box>
        </draw:frame>
        <draw:frame draw:style-name="gr8" draw:text-style-name="P6" draw:layer="layout" svg:width="7.144cm" svg:height="1.989cm" draw:transform="rotate (-1.57289072189818) translate (25.402cm 10.74cm)">
          <draw:text-box>
            <text:p text:style-name="P1"><text:span text:style-name="T4">ASSERT</text:span></text:p>
            <text:p text:style-name="P1"><text:span text:style-name="T4">USER GESTUR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quare" svg:viewBox="0 0 10 10" svg:d="M0 0h10v10h-10z"/>
    <draw:stroke-dash draw:name="Dashed_20__28_var_29__20_2" draw:display-name="Dashed (var)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7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rique Amodeo</meta:initial-creator>
    <meta:creation-date>2015-01-18T18:04:02</meta:creation-date>
    <dc:date>2015-01-18T19:55:09</dc:date>
    <meta:editing-duration>PT14M35S</meta:editing-duration>
    <meta:editing-cycles>5</meta:editing-cycles>
    <meta:generator>OpenOffice/4.1.0$Unix OpenOffice.org_project/410m18$Build-9764</meta:generator>
    <dc:creator>Enrique Amodeo</dc:creator>
    <meta:document-statistic meta:object-count="12"/>
  </office:meta>
</office:document-meta>
</file>